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8ea70"/>
    </style:style>
    <style:style style:name="P2" style:family="paragraph" style:parent-style-name="Standard" style:list-style-name="L1">
      <style:text-properties officeooo:paragraph-rsid="001978fa"/>
    </style:style>
    <style:style style:name="P3" style:family="paragraph" style:parent-style-name="Standard" style:list-style-name="L1">
      <style:text-properties officeooo:paragraph-rsid="001b08d4"/>
    </style:style>
    <style:style style:name="P4" style:family="paragraph" style:parent-style-name="Standard">
      <style:text-properties officeooo:paragraph-rsid="001b08d4"/>
    </style:style>
    <style:style style:name="T1" style:family="text">
      <style:text-properties officeooo:rsid="0018c9bf"/>
    </style:style>
    <style:style style:name="T2" style:family="text">
      <style:text-properties officeooo:rsid="0018609f"/>
    </style:style>
    <style:style style:name="T3" style:family="text">
      <style:text-properties officeooo:rsid="0018ea70"/>
    </style:style>
    <style:style style:name="T4" style:family="text">
      <style:text-properties officeooo:rsid="001978fa"/>
    </style:style>
    <style:style style:name="T5" style:family="text">
      <style:text-properties officeooo:rsid="001b08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3">Things to know:</text:span></text:h>
      <text:list xml:id="list1935833239529929432" text:style-name="L1">
        <text:list-item>
          <text:p text:style-name="P1"><text:span text:style-name="T3">How to output information – variables, arrays, etc.</text:span></text:p>
        </text:list-item>
        <text:list-item>
          <text:p text:style-name="P1"><text:span text:style-name="T3">Control flow (if statements, while loops, for loops, <text:s/>for each loops)</text:span></text:p>
        </text:list-item>
        <text:list-item>
          <text:p text:style-name="P1"><text:span text:style-name="T3">Functions</text:span></text:p>
        </text:list-item>
        <text:list-item>
          <text:p text:style-name="P1"><text:span text:style-name="T3">Classes</text:span></text:p>
        </text:list-item>
        <text:list-item>
          <text:p text:style-name="P2"><text:span text:style-name="T4">PHP library functions</text:span></text:p>
        </text:list-item>
        <text:list-item>
          <text:p text:style-name="P2"><text:span text:style-name="T4">Handling forms</text:span></text:p>
        </text:list-item>
        <text:list-item>
          <text:p text:style-name="P3"><text:span text:style-name="T5">String manipulation</text:span></text:p>
        </text:list-item>
      </text:list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8c9bf"/>
    </style:style>
    <style:style style:name="MT2" style:family="text">
      <style:text-properties officeooo:rsid="001860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CS/IT 490 WD: PHP Review</text:span><text:tab/><text:tab/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13:10:28.80</meta:creation-date>
    <dc:title>PageNumber</dc:title>
    <meta:editing-duration>PT1M17S</meta:editing-duration>
    <meta:editing-cycles>5</meta:editing-cycles>
    <meta:generator>LibreOffice/4.0.2.2$Windows_x86 LibreOffice_project/4c82dcdd6efcd48b1d8bba66bfe1989deee49c3</meta:generator>
    <dc:date>2013-09-28T13:59:49.60</dc:date>
    <meta:document-statistic meta:table-count="0" meta:image-count="0" meta:object-count="0" meta:page-count="1" meta:paragraph-count="9" meta:word-count="46" meta:character-count="249" meta:non-whitespace-character-count="216"/>
    <meta:template xlink:type="simple" xlink:actuate="onRequest" xlink:title="PageNumber" xlink:href="../../../../../../../AppData/Roaming/LibreOffice/3/user/template/PageNumber.ott" meta:date="2013-09-27T13:10:27.36"/>
  </office:meta>
</office:document-meta>
</file>